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 style:list-style-name="WW8Num7"/>
    <style:style style:name="P3" style:family="paragraph" style:parent-style-name="Text_20_body" style:list-style-name="WW8Num2"/>
    <style:style style:name="P4" style:family="paragraph" style:parent-style-name="Text_20_body" style:list-style-name="WW8Num6"/>
    <style:style style:name="P5" style:family="paragraph" style:parent-style-name="Text_20_body" style:list-style-name="WW8Num5"/>
    <style:style style:name="P6" style:family="paragraph" style:parent-style-name="Standard">
      <style:text-properties officeooo:rsid="001a7741" officeooo:paragraph-rsid="001a7741"/>
    </style:style>
    <style:style style:name="P7" style:family="paragraph" style:parent-style-name="Standard">
      <style:text-properties officeooo:rsid="0018b0a8" officeooo:paragraph-rsid="0018b0a8"/>
    </style:style>
    <style:style style:name="P8" style:family="paragraph" style:parent-style-name="Normal">
      <style:paragraph-properties fo:line-height="107%"/>
      <style:text-properties fo:language="en" fo:country="US" officeooo:paragraph-rsid="0018b0a8"/>
    </style:style>
    <style:style style:name="P9" style:family="paragraph" style:parent-style-name="Normal">
      <style:paragraph-properties fo:line-height="107%"/>
      <style:text-properties fo:language="en" fo:country="US" officeooo:rsid="000e3e1c" officeooo:paragraph-rsid="0018b0a8"/>
    </style:style>
    <style:style style:name="P10" style:family="paragraph" style:parent-style-name="Normal">
      <style:paragraph-properties fo:line-height="107%"/>
      <style:text-properties fo:language="en" fo:country="US" officeooo:rsid="0010d603" officeooo:paragraph-rsid="0018b0a8"/>
    </style:style>
    <style:style style:name="P11" style:family="paragraph" style:parent-style-name="Título_20_3">
      <style:paragraph-properties fo:margin-top="0cm" fo:margin-bottom="0.496cm" style:contextual-spacing="false" fo:text-align="justify" style:justify-single-word="false"/>
      <style:text-properties style:use-window-font-color="true" loext:opacity="0%" style:font-name="Times New Roman" fo:font-size="12pt" fo:font-weight="bold" officeooo:paragraph-rsid="001b62f8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Parágrafo_20_da_20_Lista" style:list-style-name="L1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13" style:family="paragraph" style:parent-style-name="Normal">
      <style:paragraph-properties fo:text-align="justify" style:justify-single-word="false"/>
      <style:text-properties style:font-name="Times New Roman" officeooo:paragraph-rsid="001b62f8" style:font-name-asian="Times New Roman" style:font-name-complex="Times New Roman"/>
    </style:style>
    <style:style style:name="P14" style:family="paragraph" style:parent-style-name="Parágrafo_20_da_20_Lista" style:list-style-name="L2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15" style:family="paragraph" style:parent-style-name="Parágrafo_20_da_20_Lista" style:list-style-name="L3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16" style:family="paragraph" style:parent-style-name="Parágrafo_20_da_20_Lista" style:list-style-name="L4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17" style:family="paragraph" style:parent-style-name="Parágrafo_20_da_20_Lista" style:list-style-name="L5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P18" style:family="paragraph" style:parent-style-name="Parágrafo_20_da_20_Lista" style:list-style-name="L6">
      <style:paragraph-properties fo:margin-top="0.423cm" fo:margin-bottom="0.423cm" style:contextual-spacing="false" fo:text-align="justify" style:justify-single-word="false"/>
      <style:text-properties officeooo:paragraph-rsid="001b62f8"/>
    </style:style>
    <style:style style:name="T1" style:family="text">
      <style:text-properties officeooo:rsid="000aae06"/>
    </style:style>
    <style:style style:name="T2" style:family="text">
      <style:text-properties officeooo:rsid="0010d603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style:font-name-asian="Times New Roman" style:font-name-complex="Times New Roman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ubject>HubGourmet – Sistema de Gestão de Eventos Gastronômicos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text:style-name="WW8Num7">
        <text:list-item>
          <text:p text:style-name="P2">The use case begins when &lt;actor&gt;, &lt;does something&gt;…</text:p>
        </text:list-item>
        <text:list-item>
          <text:p text:style-name="P2">&lt;basic flow step 1&gt;</text:p>
        </text:list-item>
        <text:list-item>
          <text:p text:style-name="P2">… </text:p>
        </text:list-item>
        <text:list-item>
          <text:p text:style-name="P2">&lt;basic flow step n&gt;</text:p>
        </text:list-item>
        <text:list-item>
          <text:p text:style-name="P2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text:style-name="WW8Num2">
        <text:list-item>
          <text:p text:style-name="P3">&lt;describe flow&gt; <text:s/></text:p>
        </text:list-item>
        <text:list-item>
          <text:p text:style-name="P3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text:style-name="WW8Num6">
        <text:list-item>
          <text:p text:style-name="P4">&lt;subflow 1, step 1&gt;</text:p>
        </text:list-item>
        <text:list-item>
          <text:p text:style-name="P4">…</text:p>
        </text:list-item>
        <text:list-item>
          <text:p text:style-name="P4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text:style-name="WW8Num5">
        <text:list-item>
          <text:p text:style-name="P5">&lt;scenario 1, step 1&gt;</text:p>
        </text:list-item>
        <text:list-item>
          <text:p text:style-name="P5">…</text:p>
        </text:list-item>
        <text:list-item>
          <text:p text:style-name="P5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  <text:p text:style-name="P6"><text:soft-page-break/>Listagem</text:p>
      <text:p text:style-name="Standard">Como usuário, faço:</text:p>
      <text:p text:style-name="Standard">- listar feira</text:p>
      <text:p text:style-name="Standard">- listar expositor em feira</text:p>
      <text:p text:style-name="Standard">- listar produto de expositor em feira</text:p>
      <text:p text:style-name="Standard">- ler dados feira</text:p>
      <text:p text:style-name="Standard">- ler dados expositor em feira</text:p>
      <text:p text:style-name="Standard">- ler dados produtos de expositor em feira</text:p>
      <text:p text:style-name="Standard"/>
      <text:p text:style-name="Standard">(USUÁRIO)</text:p>
      <text:p text:style-name="Standard">- criar conta (USUÁRIO)</text:p>
      <text:p text:style-name="Standard">- autenticar-se (USUÁRIO)</text:p>
      <text:p text:style-name="Standard"/>
      <text:p text:style-name="Standard">(ORGANIZADOR)</text:p>
      <text:p text:style-name="Standard">- criar feira (ORGANIZADOR)</text:p>
      <text:p text:style-name="Standard">- editar feira (ORGANIZADOR)</text:p>
      <text:p text:style-name="Standard">- excluir feira (ORGANIZADOR)</text:p>
      <text:p text:style-name="Standard"/>
      <text:p text:style-name="Standard">(ORGANIZADOR/COLABORADOR)</text:p>
      <text:p text:style-name="Standard">- criar expositor (ORGANIZADOR/COLABORADOR)</text:p>
      <text:p text:style-name="Standard">- editar expositor (ORGANIZADOR/COLABORADOR)</text:p>
      <text:p text:style-name="Standard">- excluir expositor (ORGANIZADOR/COLABORADOR)</text:p>
      <text:p text:style-name="Standard"/>
      <text:p text:style-name="Standard">(EXPOSITOR)</text:p>
      <text:p text:style-name="Standard">- criar lista de produto (EXPOSITOR)</text:p>
      <text:p text:style-name="Standard">- editar lista de produto (EXPOSITOR)</text:p>
      <text:p text:style-name="Standard">- excluir lista de produto (EXPOSITOR)</text:p>
      <text:p text:style-name="Standard"/>
      <text:p text:style-name="Standard">(EXPOSITOR)</text:p>
      <text:p text:style-name="Standard">- criar produto (EXPOSITOR)</text:p>
      <text:p text:style-name="Standard">- editar produto (EXPOSITOR)</text:p>
      <text:p text:style-name="Standard">- excluir produto (EXPOSITOR)</text:p>
      <text:p text:style-name="Standard"/>
      <text:p text:style-name="Standard">()</text:p>
      <text:p text:style-name="Standard">- criar ingresso</text:p>
      <text:p text:style-name="Standard">- ler ingresso<text:tab/>--<text:tab/>INGRESSO NÃO PODE SER EDITADO</text:p>
      <text:p text:style-name="Standard">- excluir ingresso</text:p>
      <text:p text:style-name="Standard"/>
      <text:p text:style-name="Standard"/>
      <text:p text:style-name="P7">visão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 table:style-name="Tabela3.1">
            <table:table-cell table:style-name="Tabela3.A1" office:value-type="string">
              <text:p text:style-name="P8"><text:span text:style-name="T1">o</text:span>rganizadores d<text:span text:style-name="T1">e eventos</text:span></text:p>
            </table:table-cell>
            <table:table-cell table:style-name="Tabela3.A1" office:value-type="string">
              <text:p text:style-name="P8"><text:span text:style-name="T1">o</text:span>rganizadores d<text:span text:style-name="T1">e eventos</text:span></text:p>
            </table:table-cell>
            <table:table-cell table:style-name="Tabela3.C1" office:value-type="string">
              <text:p text:style-name="P9"><text:span text:style-name="T2">C</text:span>riar e gerenciar eventos; <text:span text:style-name="T2">alocar espaços, equipes e recursos; increver participantes; estabelecer cronogramas; vender ingressos; divulgar eventos; exercer o controle financeiro; analisar relatórios.</text:span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9">colaboradores</text:p>
          </table:table-cell>
          <table:table-cell table:style-name="Tabela3.A2" office:value-type="string">
            <text:p text:style-name="P8">funcionários, trabalhadores temporários e voluntários</text:p>
          </table:table-cell>
          <table:table-cell table:style-name="Tabela3.C2" office:value-type="string">
            <text:p text:style-name="P10">Comunicar-se com a equipe; gerenciar escalas; realizar tarefas; validar acessos e redenciais; auxiliar visitantes e expositores; prover informações</text:p>
          </table:table-cell>
        </table:table-row>
        <table:table-row table:style-name="Tabela3.1">
          <table:table-cell table:style-name="Tabela3.A2" office:value-type="string">
            <text:p text:style-name="P9">parceiros</text:p>
          </table:table-cell>
          <table:table-cell table:style-name="Tabela3.A2" office:value-type="string">
            <text:p text:style-name="P10">Patrocinadores e fornecedores</text:p>
          </table:table-cell>
          <table:table-cell table:style-name="Tabela3.C2" office:value-type="string">
            <text:p text:style-name="P10">Financiar e patrocinar ferias; prover apoio logístico; oferecer promoções e conteúdos associados às feiras.</text:p>
          </table:table-cell>
        </table:table-row>
        <table:table-row table:style-name="Tabela3.1">
          <table:table-cell table:style-name="Tabela3.A2" office:value-type="string">
            <text:p text:style-name="P9">expositores</text:p>
          </table:table-cell>
          <table:table-cell table:style-name="Tabela3.A2" office:value-type="string">
            <text:p text:style-name="P10">Restaurantes, chefs e cozinheiros independentes</text:p>
          </table:table-cell>
          <table:table-cell table:style-name="Tabela3.C2" office:value-type="string">
            <text:p text:style-name="P10">Se candidatar; enviar cardápios; fornecer documetnos; criar e gerenciar seu perfil no sistema; comunicar-se com organizadores e fornecedores; gerir cardápios e estandes.</text:p>
          </table:table-cell>
        </table:table-row>
        <table:table-row table:style-name="Tabela3.1">
          <table:table-cell table:style-name="Tabela3.A2" office:value-type="string">
            <text:p text:style-name="P9">fiscalizadores</text:p>
          </table:table-cell>
          <table:table-cell table:style-name="Tabela3.A2" office:value-type="string">
            <text:p text:style-name="P8"><text:span text:style-name="T2">ó</text:span>rgãos reguladores e fiscalizadores</text:p>
          </table:table-cell>
          <table:table-cell table:style-name="Tabela3.C2" office:value-type="string">
            <text:p text:style-name="P10">Garantir conformidade legal dos eventos com licenças e fiscalização.</text:p>
          </table:table-cell>
        </table:table-row>
        <table:table-row table:style-name="Tabela3.1">
          <table:table-cell table:style-name="Tabela3.A2" office:value-type="string">
            <text:p text:style-name="P9">visitantes</text:p>
          </table:table-cell>
          <table:table-cell table:style-name="Tabela3.A2" office:value-type="string">
            <text:p text:style-name="P10">o público em geral</text:p>
          </table:table-cell>
          <table:table-cell table:style-name="Tabela3.C2" office:value-type="string">
            <text:p text:style-name="P10">Comprar ingressos; participar de eventos; avaliar expositores e eventos.</text:p>
          </table:table-cell>
        </table:table-row>
      </table:table>
      <text:p text:style-name="P7"/>
      <text:p text:style-name="P7"/>
      <text:h text:style-name="P11" text:outline-level="3">1) Organizadores de Eventos</text:h>
      <text:list text:style-name="L1"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cadastrar e configurar eventos (datas, local, tema), </text:span></text:span><text:span text:style-name="Fonte_20_parág._20_padrão"><text:span text:style-name="T3">para que</text:span></text:span><text:span text:style-name="Fonte_20_parág._20_padrão"><text:span text:style-name="T4"> eu possa estruturar a exposição corretamente.</text:span></text:span></text:p>
        </text:list-item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gerenciar inscrições dos expositores, </text:span></text:span><text:span text:style-name="Fonte_20_parág._20_padrão"><text:span text:style-name="T3">para que</text:span></text:span><text:span text:style-name="Fonte_20_parág._20_padrão"><text:span text:style-name="T4"> eu selecione participantes alinhados ao evento.</text:span></text:span></text:p>
        </text:list-item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controlar o layout dos estandes, </text:span></text:span><text:span text:style-name="Fonte_20_parág._20_padrão"><text:span text:style-name="T3">para que</text:span></text:span><text:span text:style-name="Fonte_20_parág._20_padrão"><text:span text:style-name="T4"> eu possa distribuir os espaços de forma eficiente.</text:span></text:span></text:p>
        </text:list-item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gerar relatórios financeiros e operacionais, </text:span></text:span><text:span text:style-name="Fonte_20_parág._20_padrão"><text:span text:style-name="T3">para que</text:span></text:span><text:span text:style-name="Fonte_20_parág._20_padrão"><text:span text:style-name="T4"> eu possa avaliar o desempenho do evento.</text:span></text:span></text:p>
        </text:list-item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me comunicar diretamente com expositores, equipe de apoio e patrocinadores via sistema, </text:span></text:span><text:span text:style-name="Fonte_20_parág._20_padrão"><text:span text:style-name="T3">para que</text:span></text:span><text:span text:style-name="Fonte_20_parág._20_padrão"><text:span text:style-name="T4"> todos estejam alinhados.</text:span></text:span></text:p>
        </text:list-item>
        <text:list-item>
          <text:p text:style-name="P12"><text:span text:style-name="Fonte_20_parág._20_padrão"><text:span text:style-name="T3">Como organizador</text:span></text:span><text:span text:style-name="Fonte_20_parág._20_padrão"><text:span text:style-name="T4">, eu quero acompanhar pendências e status de licenças e autorizações, </text:span></text:span><text:span text:style-name="Fonte_20_parág._20_padrão"><text:span text:style-name="T3">para que</text:span></text:span><text:span text:style-name="Fonte_20_parág._20_padrão"><text:span text:style-name="T4"> o evento esteja em conformidade legal.</text:span></text:span></text:p>
        </text:list-item>
      </text:list>
      <text:p text:style-name="P13"/>
      <text:h text:style-name="P11" text:outline-level="3"><text:soft-page-break/>2) Expositores (Restaurantes, Chefs, Produtores)</text:h>
      <text:list text:style-name="L2"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me inscrever em eventos, </text:span></text:span><text:span text:style-name="Fonte_20_parág._20_padrão"><text:span text:style-name="T3">para que</text:span></text:span><text:span text:style-name="Fonte_20_parág._20_padrão"><text:span text:style-name="T4"> eu possa divulgar meus produtos e serviços.</text:span></text:span></text:p>
        </text:list-item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cadastrar informações sobre meu negócio (cardápio, especialidade, redes sociais), </text:span></text:span><text:span text:style-name="Fonte_20_parág._20_padrão"><text:span text:style-name="T3">para que</text:span></text:span><text:span text:style-name="Fonte_20_parág._20_padrão"><text:span text:style-name="T4"> os visitantes me conheçam antes do evento.</text:span></text:span></text:p>
        </text:list-item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escolher e reservar meu estande disponível, </text:span></text:span><text:span text:style-name="Fonte_20_parág._20_padrão"><text:span text:style-name="T3">para que</text:span></text:span><text:span text:style-name="Fonte_20_parág._20_padrão"><text:span text:style-name="T4"> eu tenha um bom posicionamento no evento.</text:span></text:span></text:p>
        </text:list-item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acompanhar o status da minha inscrição e pendências (documentação, pagamentos), </text:span></text:span><text:span text:style-name="Fonte_20_parág._20_padrão"><text:span text:style-name="T3">para que</text:span></text:span><text:span text:style-name="Fonte_20_parág._20_padrão"><text:span text:style-name="T4"> eu esteja regularizado.</text:span></text:span></text:p>
        </text:list-item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acessar dados de público esperado e informações logísticas, </text:span></text:span><text:span text:style-name="Fonte_20_parág._20_padrão"><text:span text:style-name="T3">para que</text:span></text:span><text:span text:style-name="Fonte_20_parág._20_padrão"><text:span text:style-name="T4"> eu possa me planejar melhor.</text:span></text:span></text:p>
        </text:list-item>
        <text:list-item>
          <text:p text:style-name="P14"><text:span text:style-name="Fonte_20_parág._20_padrão"><text:span text:style-name="T3">Como expositor</text:span></text:span><text:span text:style-name="Fonte_20_parág._20_padrão"><text:span text:style-name="T4">, eu quero receber feedback pós-evento, </text:span></text:span><text:span text:style-name="Fonte_20_parág._20_padrão"><text:span text:style-name="T3">para que</text:span></text:span><text:span text:style-name="Fonte_20_parág._20_padrão"><text:span text:style-name="T4"> eu possa aprimorar minha participação em futuras exposições.</text:span></text:span></text:p>
        </text:list-item>
      </text:list>
      <text:p text:style-name="P13"/>
      <text:h text:style-name="P11" text:outline-level="3">3) Visitantes</text:h>
      <text:list text:style-name="L3"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visualizar a programação completa do evento, </text:span></text:span><text:span text:style-name="Fonte_20_parág._20_padrão"><text:span text:style-name="T3">para que</text:span></text:span><text:span text:style-name="Fonte_20_parág._20_padrão"><text:span text:style-name="T4"> eu planeje minha visita.</text:span></text:span></text:p>
        </text:list-item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acessar a lista de expositores e suas especialidades, </text:span></text:span><text:span text:style-name="Fonte_20_parág._20_padrão"><text:span text:style-name="T3">para que</text:span></text:span><text:span text:style-name="Fonte_20_parág._20_padrão"><text:span text:style-name="T4"> eu saiba o que encontrarei.</text:span></text:span></text:p>
        </text:list-item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me inscrever em oficinas, palestras ou degustações, </text:span></text:span><text:span text:style-name="Fonte_20_parág._20_padrão"><text:span text:style-name="T3">para que</text:span></text:span><text:span text:style-name="Fonte_20_parág._20_padrão"><text:span text:style-name="T4"> eu tenha uma experiência interativa no evento.</text:span></text:span></text:p>
        </text:list-item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comprar ingressos online, </text:span></text:span><text:span text:style-name="Fonte_20_parág._20_padrão"><text:span text:style-name="T3">para que</text:span></text:span><text:span text:style-name="Fonte_20_parág._20_padrão"><text:span text:style-name="T4"> eu garanta minha participação antecipadamente.</text:span></text:span></text:p>
        </text:list-item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avaliar expositores e atividades após o evento, </text:span></text:span><text:span text:style-name="Fonte_20_parág._20_padrão"><text:span text:style-name="T3">para que</text:span></text:span><text:span text:style-name="Fonte_20_parág._20_padrão"><text:span text:style-name="T4"> eu contribua para futuras melhorias.</text:span></text:span></text:p>
        </text:list-item>
        <text:list-item>
          <text:p text:style-name="P15"><text:span text:style-name="Fonte_20_parág._20_padrão"><text:span text:style-name="T3">Como visitante</text:span></text:span><text:span text:style-name="Fonte_20_parág._20_padrão"><text:span text:style-name="T4">, eu quero receber notificações de alterações, novidades e promoções, </text:span></text:span><text:span text:style-name="Fonte_20_parág._20_padrão"><text:span text:style-name="T3">para que</text:span></text:span><text:span text:style-name="Fonte_20_parág._20_padrão"><text:span text:style-name="T4"> eu fique atualizado.</text:span></text:span></text:p>
        </text:list-item>
      </text:list>
      <text:h text:style-name="P11" text:outline-level="3">4) Patrocinadores e Parceiros</text:h>
      <text:list text:style-name="L4">
        <text:list-item>
          <text:p text:style-name="P16"><text:span text:style-name="Fonte_20_parág._20_padrão"><text:span text:style-name="T3">Como patrocinador</text:span></text:span><text:span text:style-name="Fonte_20_parág._20_padrão"><text:span text:style-name="T4">, eu quero visualizar relatórios de alcance e participação no evento, </text:span></text:span><text:span text:style-name="Fonte_20_parág._20_padrão"><text:span text:style-name="T3">para que</text:span></text:span><text:span text:style-name="Fonte_20_parág._20_padrão"><text:span text:style-name="T4"> eu avalie o retorno do meu investimento.</text:span></text:span></text:p>
        </text:list-item>
        <text:list-item>
          <text:p text:style-name="P16"><text:span text:style-name="Fonte_20_parág._20_padrão"><text:span text:style-name="T3">Como patrocinador</text:span></text:span><text:span text:style-name="Fonte_20_parág._20_padrão"><text:span text:style-name="T4">, eu quero cadastrar minha marca e materiais promocionais </text:span></text:span><text:soft-page-break/><text:span text:style-name="Fonte_20_parág._20_padrão"><text:span text:style-name="T4">no sistema, </text:span></text:span><text:span text:style-name="Fonte_20_parág._20_padrão"><text:span text:style-name="T3">para que</text:span></text:span><text:span text:style-name="Fonte_20_parág._20_padrão"><text:span text:style-name="T4"> eles sejam exibidos no site e app do evento.</text:span></text:span></text:p>
        </text:list-item>
        <text:list-item>
          <text:p text:style-name="P16"><text:span text:style-name="Fonte_20_parág._20_padrão"><text:span text:style-name="T3">Como patrocinador</text:span></text:span><text:span text:style-name="Fonte_20_parág._20_padrão"><text:span text:style-name="T4">, eu quero escolher cotas de patrocínio e visualizar os benefícios de cada uma, </text:span></text:span><text:span text:style-name="Fonte_20_parág._20_padrão"><text:span text:style-name="T3">para que</text:span></text:span><text:span text:style-name="Fonte_20_parág._20_padrão"><text:span text:style-name="T4"> eu tome decisões informadas.</text:span></text:span></text:p>
        </text:list-item>
        <text:list-item>
          <text:p text:style-name="P16"><text:span text:style-name="Fonte_20_parág._20_padrão"><text:span text:style-name="T3">Como patrocinador</text:span></text:span><text:span text:style-name="Fonte_20_parág._20_padrão"><text:span text:style-name="T4">, eu quero acompanhar o cronograma de ativações da minha marca durante o evento, </text:span></text:span><text:span text:style-name="Fonte_20_parág._20_padrão"><text:span text:style-name="T3">para que</text:span></text:span><text:span text:style-name="Fonte_20_parág._20_padrão"><text:span text:style-name="T4"> eu organize minha equipe.</text:span></text:span></text:p>
        </text:list-item>
        <text:list-item>
          <text:p text:style-name="P16"><text:span text:style-name="Fonte_20_parág._20_padrão"><text:span text:style-name="T3">Como parceiro</text:span></text:span><text:span text:style-name="Fonte_20_parág._20_padrão"><text:span text:style-name="T4">, eu quero acessar os dados logísticos (montagem, desmontagem, acessos), </text:span></text:span><text:span text:style-name="Fonte_20_parág._20_padrão"><text:span text:style-name="T3">para que</text:span></text:span><text:span text:style-name="Fonte_20_parág._20_padrão"><text:span text:style-name="T4"> eu planeje minhas operações.</text:span></text:span></text:p>
        </text:list-item>
      </text:list>
      <text:h text:style-name="P11" text:outline-level="3">5) Equipe de Apoio</text:h>
      <text:list text:style-name="L5">
        <text:list-item>
          <text:p text:style-name="P17"><text:span text:style-name="Fonte_20_parág._20_padrão"><text:span text:style-name="T3">Como membro da equipe de apoio</text:span></text:span><text:span text:style-name="Fonte_20_parág._20_padrão"><text:span text:style-name="T4">, eu quero acessar a lista de tarefas atribuídas, </text:span></text:span><text:span text:style-name="Fonte_20_parág._20_padrão"><text:span text:style-name="T3">para que</text:span></text:span><text:span text:style-name="Fonte_20_parág._20_padrão"><text:span text:style-name="T4"> eu saiba exatamente o que fazer durante o evento.</text:span></text:span></text:p>
        </text:list-item>
        <text:list-item>
          <text:p text:style-name="P17"><text:span text:style-name="Fonte_20_parág._20_padrão"><text:span text:style-name="T3">Como membro da equipe de apoio</text:span></text:span><text:span text:style-name="Fonte_20_parág._20_padrão"><text:span text:style-name="T4">, eu quero registrar ocorrências ou problemas em tempo real, </text:span></text:span><text:span text:style-name="Fonte_20_parág._20_padrão"><text:span text:style-name="T3">para que</text:span></text:span><text:span text:style-name="Fonte_20_parág._20_padrão"><text:span text:style-name="T4"> o organizador tome ações rápidas.</text:span></text:span></text:p>
        </text:list-item>
        <text:list-item>
          <text:p text:style-name="P17"><text:span text:style-name="Fonte_20_parág._20_padrão"><text:span text:style-name="T3">Como membro da equipe de apoio</text:span></text:span><text:span text:style-name="Fonte_20_parág._20_padrão"><text:span text:style-name="T4">, eu quero acessar mapas do evento, lista de expositores e cronogramas, </text:span></text:span><text:span text:style-name="Fonte_20_parág._20_padrão"><text:span text:style-name="T3">para que</text:span></text:span><text:span text:style-name="Fonte_20_parág._20_padrão"><text:span text:style-name="T4"> eu oriente visitantes e participantes corretamente.</text:span></text:span></text:p>
        </text:list-item>
        <text:list-item>
          <text:p text:style-name="P17"><text:span text:style-name="Fonte_20_parág._20_padrão"><text:span text:style-name="T3">Como membro da equipe de apoio</text:span></text:span><text:span text:style-name="Fonte_20_parág._20_padrão"><text:span text:style-name="T4">, eu quero receber notificações de alterações nas atividades, </text:span></text:span><text:span text:style-name="Fonte_20_parág._20_padrão"><text:span text:style-name="T3">para que</text:span></text:span><text:span text:style-name="Fonte_20_parág._20_padrão"><text:span text:style-name="T4"> eu me adapte às mudanças.</text:span></text:span></text:p>
        </text:list-item>
      </text:list>
      <text:h text:style-name="P11" text:outline-level="3">6) Órgãos Reguladores (Vigilância Sanitária, Bombeiros, Prefeitura)</text:h>
      <text:list text:style-name="L6">
        <text:list-item>
          <text:p text:style-name="P18"><text:span text:style-name="Fonte_20_parág._20_padrão"><text:span text:style-name="T3">Como órgão regulador</text:span></text:span><text:span text:style-name="Fonte_20_parág._20_padrão"><text:span text:style-name="T4">, eu quero acessar os dados dos expositores (CNPJ, licenças, alvarás), </text:span></text:span><text:span text:style-name="Fonte_20_parág._20_padrão"><text:span text:style-name="T3">para que</text:span></text:span><text:span text:style-name="Fonte_20_parág._20_padrão"><text:span text:style-name="T4"> eu possa verificar se estão em conformidade.</text:span></text:span></text:p>
        </text:list-item>
        <text:list-item>
          <text:p text:style-name="P18"><text:span text:style-name="Fonte_20_parág._20_padrão"><text:span text:style-name="T3">Como órgão regulador</text:span></text:span><text:span text:style-name="Fonte_20_parág._20_padrão"><text:span text:style-name="T4">, eu quero acessar mapas e planta baixa do evento, </text:span></text:span><text:span text:style-name="Fonte_20_parág._20_padrão"><text:span text:style-name="T3">para que</text:span></text:span><text:span text:style-name="Fonte_20_parág._20_padrão"><text:span text:style-name="T4"> eu avalie as condições de segurança e fluxo de pessoas.</text:span></text:span></text:p>
        </text:list-item>
        <text:list-item>
          <text:p text:style-name="P18"><text:span text:style-name="Fonte_20_parág._20_padrão"><text:span text:style-name="T3">Como órgão regulador</text:span></text:span><text:span text:style-name="Fonte_20_parág._20_padrão"><text:span text:style-name="T4">, eu quero acompanhar a situação das licenças e autorizações do evento, </text:span></text:span><text:span text:style-name="Fonte_20_parág._20_padrão"><text:span text:style-name="T3">para que</text:span></text:span><text:span text:style-name="Fonte_20_parág._20_padrão"><text:span text:style-name="T4"> eu valide ou recomende ajustes.</text:span></text:span></text:p>
        </text:list-item>
        <text:list-item>
          <text:p text:style-name="P18"><text:span text:style-name="Fonte_20_parág._20_padrão"><text:span text:style-name="T3">Como órgão regulador</text:span></text:span><text:span text:style-name="Fonte_20_parág._20_padrão"><text:span text:style-name="T4">, eu quero gerar relatórios de inspeção diretamente no sistema, </text:span></text:span><text:span text:style-name="Fonte_20_parág._20_padrão"><text:span text:style-name="T3">para que</text:span></text:span><text:span text:style-name="Fonte_20_parág._20_padrão"><text:span text:style-name="T4"> o processo seja ágil e transparent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8b0a8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officeooo:rsid="00148a26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ões de casos de uso</text:span><text:span text:style-name="MT2">: </text:span><text:span text:style-name="MT2"><text:title>Histórias de Usuário</text:title></text:span><text:span text:style-name="MT2"><text:s/></text:span></text:p>
            </table:table-cell>
            <table:table-cell table:style-name="Tabela2.B1" office:value-type="string">
              <text:p text:style-name="MP1">Dat<text:span text:style-name="MT3">a</text:span>: <text:span text:style-name="MT3">23</text:span>/<text:span text:style-name="MT3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7T14:36:08.184214644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2"> 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6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Histórias de Usuário</dc:title>
    <dc:subject>HubGourmet – Sistema de Gestão de Eventos Gastronômicos</dc:subject>
    <meta:creation-date>2023-04-12T16:20:20.010000000</meta:creation-date>
    <dc:date>2025-06-27T14:36:08.124133600</dc:date>
    <meta:editing-cycles>8</meta:editing-cycles>
    <meta:editing-duration>P2171DT10H20M6S</meta:editing-duration>
    <meta:generator>LibreOffice/25.2.4.3$Windows_X86_64 LibreOffice_project/33e196637044ead23f5c3226cde09b47731f7e27</meta:generator>
    <meta:document-statistic meta:table-count="3" meta:image-count="0" meta:object-count="0" meta:page-count="5" meta:paragraph-count="124" meta:word-count="1087" meta:character-count="7047" meta:non-whitespace-character-count="6142"/>
  </office:meta>
</office:document-meta>
</file>